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8e48" officeooo:paragraph-rsid="00168e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 by line answers to Shadab:</text:p>
      <text:p text:style-name="P1"/>
      <text:p text:style-name="P1">Right. Also related questions, like how well do we need to pin down sources of uncertainty at small scales (like scale-dependent bias) to get unbiased results in both cases. I think I must have sent this to you at some point before but there is a work-in-progress draft here on overleaf which gives more details in terms of the motivation.</text:p>
      <text:p text:style-name="P1"/>
      <text:p text:style-name="P1">True that DESI will be different from CMASS in terms of galaxy bias. I wasn’t specific enough in my last email – I’ve been thinking about the DESI LRG sample. So, it’s good if you think you can model that with the current simulation. Is that a lot of additional work for you to do? </text:p>
      <text:p text:style-name="P1"/>
      <text:p text:style-name="P1">Cool, that’s great that that redshift slice exists.</text:p>
      <text:p text:style-name="P1"/>
      <text:p text:style-name="P1">Okay, good point that the shape noise will be uncorrelated with beta. Right now I actually don’t think there’s any need to try to model the shape noise within the simulation; like you said that could be a lot of work and also we know how to get that analytically. So what I would say is, if you could send me the numerical covariance matrix when you have it, I could add the analytic shape- and shot- noise terms to the appropriate elements, and that would enable us to calculate a correlation matrix which accounts for shape- and shot- noise to get a better idea of the relative importance of the Upsilon x beta signal covariance at different scales. Does that sound reasonable to you?</text:p>
      <text:p text:style-name="P1"/>
      <text:p text:style-name="P1">Grea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8:41:52.976705654</meta:creation-date>
    <dc:date>2019-05-13T18:56:20.602231146</dc:date>
    <meta:editing-duration>PT27S</meta:editing-duration>
    <meta:editing-cycles>1</meta:editing-cycles>
    <meta:document-statistic meta:table-count="0" meta:image-count="0" meta:object-count="0" meta:page-count="1" meta:paragraph-count="6" meta:word-count="254" meta:character-count="1395" meta:non-whitespace-character-count="1145"/>
    <meta:generator>LibreOffice/5.1.6.2$Linux_X86_64 LibreOffice_project/10m0$Build-2</meta:generator>
  </office:meta>
</office:document-meta>
</file>